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24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42.17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79.69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39.18mm"/>
    </style:style>
    <style:style style:name="co9" style:family="table-column">
      <style:table-column-properties fo:break-before="auto" style:column-width="156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8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2pt" style:font-size-asian="22pt" style:font-size-complex="22pt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style:font-size-asian="22pt" style:font-size-complex="22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is-true-formula(LEN(TRIM([.E19]))&gt;0)" style:apply-style-name="ConditionalStyle_5f_1" style:base-cell-address="Sheet1.E19"/>
    </style:style>
    <style:style style:name="ce5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b4c7dc"/>
      <style:text-properties fo:font-size="22pt" style:font-size-asian="22pt" style:font-size-complex="22pt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2"/>
        <table:table-column table:style-name="co10" table:number-columns-repeated="1014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ble : Admin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Admi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0" office:value-type="string" calcext:value-type="string">
            <text:p>Unique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2" table:number-columns-repeated="8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ble : Users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ailAddress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20"/>
          <table:table-cell table:style-name="ce13"/>
          <table:table-cell table:style-name="ce17" office:value-type="string" calcext:value-type="string">
            <text:p>UNIQUE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assword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9" office:value-type="string" calcext:value-type="string">
            <text:p>No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hone Number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Fir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ast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Name 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string" calcext:value-type="string">
            <text:p>FN+ LN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Picture</text:p>
          </table:table-cell>
          <table:table-cell table:style-name="ce13" office:value-type="string" calcext:value-type="string">
            <text:p>fil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Employee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anager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partmen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Profile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2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tatus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Avatar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WhyVolunteer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serAvaili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LinkedIn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Yes 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ble : Countr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ountry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ble : City</text:p>
          </table:table-cell>
          <table:table-cell table:style-name="ce4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Cit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ity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ble : Skill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Skill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Skill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ble : Theme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heme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ble : Missions</text:p>
          </table:table-cell>
          <table:table-cell table:style-name="ce2" table:number-columns-repeated="7"/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itl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hort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Description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ountr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ountry.Countr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City</text:p>
          </table:table-cell>
          <table:table-cell table:style-name="ce17" office:value-type="string" calcext:value-type="string">
            <text:p>nvarcha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City.City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2"/>
          <table:table-cell table:style-name="ce10" office:value-type="string" calcext:value-type="string">
            <text:p>Theme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Theme.Theme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Name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Organisation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Type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StartDate 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End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TotalSeat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RegistrationDeadlin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Goal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MissionAvailability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3" office:value-type="string" calcext:value-type="string">
            <text:p>Rating 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number-columns-repeated="8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Table : MissionImage</text:p>
          </table:table-cell>
          <table:table-cell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4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3" office:value-type="string" calcext:value-type="string">
            <text:p>Image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DefaultImage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Table : MissionVideo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Video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Table : MissionDocumen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7" office:value-type="string" calcext:value-type="string">
            <text:p>AUTO_INCREMENT</text:p>
          </table:table-cell>
          <table:table-cell table:style-name="ce17" office:value-type="string" calcext:value-type="string">
            <text:p>UNSIGNED</text:p>
          </table:table-cell>
          <table:table-cell table:style-name="ce10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3" office:value-type="string" calcext:value-type="string">
            <text:p>Document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Table : UserSkill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style-name="ce24"/>
          <table:table-cell table:style-name="ce2" table:number-columns-repeated="16"/>
          <table:table-cell table:style-name="ce28" table:number-columns-repeated="998"/>
        </table:table-row>
        <table:table-row table:style-name="ro1">
          <table:table-cell table:style-name="Default"/>
          <table:table-cell table:number-columns-repeated="8"/>
          <table:table-cell table:style-name="ce23"/>
          <table:table-cell table:style-name="ce3" table:number-columns-repeated="16"/>
          <table:table-cell table:style-name="ce27"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Table : MissionSkills</text:p>
          </table:table-cell>
          <table:table-cell table:style-name="ce2" table:number-columns-repeated="7"/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style-name="ce23"/>
          <table:table-cell table:style-name="ce4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Skill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, FK(Skill.SkillId)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9"/>
          <table:table-cell table:style-name="ce26"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Table : UserMission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Favourite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/>
          <table:table-cell table:style-name="ce26" table:number-columns-repeated="1014"/>
        </table:table-row>
        <table:table-row table:style-name="ro1">
          <table:table-cell/>
          <table:table-cell table:style-name="ce11" office:value-type="string" calcext:value-type="string">
            <text:p>Appli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Table : UserFavourite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Table : Story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User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ssionNam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scText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Title</text:p>
          </table:table-cell>
          <table:table-cell table:style-name="ce13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Story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Table :StoryImage</text:p>
          </table:table-cell>
          <table:table-cell table:style-name="ce15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Image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DefaultImage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table:number-columns-repeated="4"/>
          <table:table-cell table:number-columns-repeated="1015"/>
        </table:table-row>
        <table:table-row table:style-name="ro1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Table :StoryVideo</text:p>
          </table:table-cell>
          <table:table-cell table:style-name="ce15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tory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3" office:value-type="string" calcext:value-type="string">
            <text:p>VideoUrl</text:p>
          </table:table-cell>
          <table:table-cell table:style-name="ce43" office:value-type="string" calcext:value-type="string">
            <text:p>nvarchar</text:p>
          </table:table-cell>
          <table:table-cell table:style-name="ce43" office:value-type="float" office:value="100" calcext:value-type="float">
            <text:p>100</text:p>
          </table:table-cell>
          <table:table-cell table:style-name="ce50" table:number-columns-repeated="5"/>
          <table:table-cell table:number-columns-repeated="1015"/>
        </table:table-row>
        <table:table-row table:style-name="ro1" table:number-rows-repeated="2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Table : Comment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omments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CommentsDesc</text:p>
          </table:table-cell>
          <table:table-cell table:style-name="ce13" office:value-type="string" calcext:value-type="string">
            <text:p>n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6"/>
          <table:table-cell table:style-name="ce18" table:number-columns-repeated="6"/>
          <table:table-cell table:style-name="ce16"/>
          <table:table-cell table:number-columns-repeated="101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Table : GoalBasedTimesheet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office:value-type="string" calcext:value-type="string">
            <text:p>Timeshee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/>
          <table:table-cell table:style-name="ce22" table:number-columns-repeated="1014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/>
          <table:table-cell table:style-name="ce26" table:number-columns-repeated="1014"/>
        </table:table-row>
        <table:table-row table:style-name="ro1">
          <table:table-cell/>
          <table:table-cell table:style-name="ce11" office:value-type="string" calcext:value-type="string">
            <text:p>Action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46" office:value-type="string" calcext:value-type="string">
            <text:p>Table:TimeBasedTimesheet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Timeshee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Mission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ate</text:p>
          </table:table-cell>
          <table:table-cell table:style-name="ce13" office:value-type="string" calcext:value-type="string">
            <text:p>date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our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inutes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Table : Contact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ontactRequest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0" office:value-type="string" calcext:value-type="string">
            <text:p>User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No</text:p>
          </table:table-cell>
          <table:table-cell table:style-name="ce17" table:number-columns-repeated="3"/>
          <table:table-cell table:style-name="ce10" office:value-type="string" calcext:value-type="string">
            <text:p>FK(Users.UserId)</text:p>
          </table:table-cell>
          <table:table-cell table:style-name="ce25"/>
          <table:table-cell table:style-name="ce14" table:number-columns-repeated="1014"/>
        </table:table-row>
        <table:table-row table:style-name="ro1">
          <table:table-cell table:style-name="Default"/>
          <table:table-cell table:style-name="ce11" office:value-type="string" calcext:value-type="string">
            <text:p>Subject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tex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style-name="ce25"/>
          <table:table-cell table:style-name="ce14" table:number-columns-repeated="1014"/>
        </table:table-row>
        <table:table-row table:style-name="ro1">
          <table:table-cell table:style-name="ce5"/>
          <table:table-cell table:style-name="ce4" table:number-columns-repeated="8"/>
          <table:table-cell table:style-name="ce25"/>
          <table:table-cell table:style-name="ce14" table:number-columns-repeated="101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Table : CMSPage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Field 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Page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AUTO_INCREMENT</text:p>
          </table:table-cell>
          <table:table-cell table:style-name="ce10"/>
          <table:table-cell table:style-name="ce10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11" office:value-type="string" calcext:value-type="string">
            <text:p>Page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style-name="ce25"/>
          <table:table-cell table:style-name="ce14" table:number-columns-repeated="1014"/>
        </table:table-row>
        <table:table-row table:style-name="ro1">
          <table:table-cell table:style-name="Default"/>
          <table:table-cell table:style-name="ce11" office:value-type="string" calcext:value-type="string">
            <text:p>PageDesc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/>
          <table:table-cell table:style-name="ce26" table:number-columns-repeated="1014"/>
        </table:table-row>
        <table:table-row table:style-name="ro1">
          <table:table-cell table:style-name="ce5"/>
          <table:table-cell table:style-name="ce11" office:value-type="string" calcext:value-type="string">
            <text:p>PageSlug</text:p>
          </table:table-cell>
          <table:table-cell table:style-name="ce13" office:value-type="string" calcext:value-type="string">
            <text:p>varchar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3"/>
          <table:table-cell table:style-name="ce11"/>
          <table:table-cell table:style-name="ce25"/>
          <table:table-cell table:style-name="ce14" table:number-columns-repeated="1014"/>
        </table:table-row>
        <table:table-row table:style-name="ro1">
          <table:table-cell/>
          <table:table-cell table:style-name="ce11" office:value-type="string" calcext:value-type="string">
            <text:p>PageStatus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re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URRENT_TIMESTAMP</text:p>
          </table:table-cell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UpdatedAt</text:p>
          </table:table-cell>
          <table:table-cell table:style-name="ce13" office:value-type="string" calcext:value-type="string">
            <text:p>timestamp</text:p>
          </table:table-cell>
          <table:table-cell table:style-name="ce13"/>
          <table:table-cell table:style-name="ce13" office:value-type="string" calcext:value-type="string">
            <text:p>Yes</text:p>
          </table:table-cell>
          <table:table-cell table:style-name="ce13" table:number-columns-repeated="3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eletedAt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3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9:Sheet1.E19">
            <calcext:condition calcext:apply-style-name="ConditionalStyle_1" calcext:value="formula-is(LEN(TRIM([.E19]))&gt;0)" calcext:base-cell-address="Sheet1.E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8:00:22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6:01:04.125000000</meta:creation-date>
    <dc:date>2023-02-09T18:23:28.269000000</dc:date>
    <meta:editing-duration>PT23M12S</meta:editing-duration>
    <meta:editing-cycles>4</meta:editing-cycles>
    <meta:generator>LibreOffice/6.1.3.2$Windows_X86_64 LibreOffice_project/86daf60bf00efa86ad547e59e09d6bb77c699acb</meta:generator>
    <meta:document-statistic meta:table-count="1" meta:cell-count="794" meta:object-count="0"/>
  </office:meta>
</office:document-meta>
</file>